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0pt" fo:language="en" fo:country="US" fo:font-weight="normal" officeooo:rsid="00170313" officeooo:paragraph-rsid="00170313" style:font-size-asian="12pt" style:font-weight-asian="normal" style:font-size-complex="12pt" style:font-weight-complex="normal"/>
    </style:style>
    <style:style style:name="P2" style:family="paragraph" style:parent-style-name="Heading_20_5">
      <style:paragraph-properties fo:text-align="center" style:justify-single-word="false"/>
      <style:text-properties fo:font-size="20pt" fo:language="en" fo:country="US" fo:font-weight="normal" officeooo:rsid="002e67f4" officeooo:paragraph-rsid="002e67f4" style:font-size-asian="12pt" style:font-weight-asian="normal" style:font-size-complex="12pt" style:font-weight-complex="normal"/>
    </style:style>
    <style:style style:name="P3" style:family="paragraph" style:parent-style-name="Text_20_body" style:list-style-name="L1">
      <style:paragraph-properties fo:line-height="150%"/>
      <style:text-properties style:font-name="Arial1" fo:language="en" fo:country="US" fo:font-weight="normal" officeooo:paragraph-rsid="00228b55" style:font-weight-asian="normal" style:font-weight-complex="normal"/>
    </style:style>
    <style:style style:name="T1" style:family="text">
      <style:text-properties officeooo:rsid="00300fb5"/>
    </style:style>
    <style:style style:name="T2" style:family="text">
      <style:text-properties officeooo:rsid="00305859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5" text:is-list-header="true">City Places (city spots) </text:h>
      <text:p text:style-name="P1"/>
      <text:section text:style-name="Sect1" text:name="Section1">
        <text:list xml:id="list3600724011" text:style-name="L1">
          <text:list-item>
            <text:p text:style-name="P3"><text:s/>Airport.</text:p>
          </text:list-item>
          <text:list-item>
            <text:p text:style-name="P3"><text:s/>Bakery. </text:p>
          </text:list-item>
          <text:list-item>
            <text:p text:style-name="P3"><text:s/>Bank.</text:p>
          </text:list-item>
          <text:list-item>
            <text:p text:style-name="P3"><text:s/>beauty salon.</text:p>
          </text:list-item>
          <text:list-item>
            <text:p text:style-name="P3"><text:s/>Bookstore.</text:p>
          </text:list-item>
          <text:list-item>
            <text:p text:style-name="P3"><text:s/>bus station.</text:p>
          </text:list-item>
          <text:list-item>
            <text:p text:style-name="P3"><text:s/>bus stop.</text:p>
          </text:list-item>
          <text:list-item>
            <text:p text:style-name="P3"><text:s/>Butchery.</text:p>
          </text:list-item>
          <text:list-item>
            <text:p text:style-name="P3"><text:s/>Cemetery.</text:p>
          </text:list-item>
          <text:list-item>
            <text:p text:style-name="P3"><text:s/>Church.</text:p>
          </text:list-item>
          <text:list-item>
            <text:p text:style-name="P3"><text:s/>city hall.</text:p>
          </text:list-item>
          <text:list-item>
            <text:p text:style-name="P3"><text:s/>clothes shop (<text:span text:style-name="T2">clothes </text:span>store).</text:p>
          </text:list-item>
          <text:list-item>
            <text:p text:style-name="P3"><text:s/>college (graduation gown).</text:p>
          </text:list-item>
          <text:list-item>
            <text:p text:style-name="P3"><text:s/>day care.</text:p>
          </text:list-item>
          <text:list-item>
            <text:p text:style-name="P3"><text:s/>dentist office.</text:p>
          </text:list-item>
          <text:list-item>
            <text:p text:style-name="P3"><text:s/><text:span text:style-name="T1">E</text:span>nglish school.</text:p>
          </text:list-item>
          <text:list-item>
            <text:p text:style-name="P3"><text:s/>Factory.</text:p>
          </text:list-item>
          <text:list-item>
            <text:p text:style-name="P3"><text:s/>fast food.</text:p>
          </text:list-item>
          <text:list-item>
            <text:p text:style-name="P3"><text:s/>fire station.</text:p>
          </text:list-item>
          <text:list-item>
            <text:p text:style-name="P3"><text:s/>flower shop.</text:p>
          </text:list-item>
          <text:list-item>
            <text:p text:style-name="P3"><text:s/>gas station.</text:p>
          </text:list-item>
          <text:list-item>
            <text:p text:style-name="P3"><text:s/>grocery store.</text:p>
          </text:list-item>
          <text:list-item>
            <text:p text:style-name="P3"><text:s/>Gym.</text:p>
          </text:list-item>
          <text:list-item>
            <text:p text:style-name="P3"><text:s/>Hospital.</text:p>
          </text:list-item>
          <text:list-item>
            <text:p text:style-name="P3"><text:s/>Hotel.</text:p>
          </text:list-item>
          <text:list-item>
            <text:p text:style-name="P3"><text:s/>Library.</text:p>
          </text:list-item>
          <text:list-item>
            <text:p text:style-name="P3"><text:s/>Museum.</text:p>
          </text:list-item>
          <text:list-item>
            <text:p text:style-name="P3"><text:s/>Newsstand.</text:p>
          </text:list-item>
          <text:list-item>
            <text:p text:style-name="P3"><text:s/>Park.</text:p>
          </text:list-item>
          <text:list-item>
            <text:p text:style-name="P3"><text:s/>parking lot.</text:p>
          </text:list-item>
          <text:list-item>
            <text:p text:style-name="P3"><text:s/>pet shop.</text:p>
          </text:list-item>
          <text:list-item>
            <text:p text:style-name="P3"><text:s/>Pharmacy.</text:p>
          </text:list-item>
          <text:list-item>
            <text:p text:style-name="P3"><text:s/>Playground.</text:p>
          </text:list-item>
          <text:list-item>
            <text:p text:style-name="P3"><text:s/>police station.</text:p>
          </text:list-item>
          <text:list-item>
            <text:p text:style-name="P3"><text:s/>post office.</text:p>
          </text:list-item>
          <text:list-item>
            <text:p text:style-name="P3"><text:s/>Restaurant.</text:p>
          </text:list-item>
          <text:list-item>
            <text:p text:style-name="P3"><text:s/>shoe shop (<text:span text:style-name="T2">shoe </text:span>store).</text:p>
          </text:list-item>
          <text:list-item>
            <text:p text:style-name="P3"><text:s/>square (public square).</text:p>
          </text:list-item>
          <text:list-item>
            <text:p text:style-name="P3"><text:s/>stadium.</text:p>
          </text:list-item>
          <text:list-item>
            <text:p text:style-name="P3"><text:s/>Subway.</text:p>
          </text:list-item>
          <text:list-item>
            <text:p text:style-name="P3"><text:s/>Supermarket.</text:p>
          </text:list-item>
          <text:list-item>
            <text:p text:style-name="P3"><text:s/>Theater.</text:p>
          </text:list-item>
          <text:list-item>
            <text:p text:style-name="P3"><text:s/>train station.</text:p>
          </text:list-item>
          <text:list-item>
            <text:p text:style-name="P3"><text:s/>Zoo.</text:p>
          </text:list-item>
        </text:list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mbria" fo:font-family="Cambria" style:font-family-generic="roman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Definition_20_Term" style:display-name="Definition Term" style:family="paragraph" style:parent-style-name="Standard"/>
    <style:style style:name="Definition_20_List" style:display-name="Definition List" style:family="paragraph" style:parent-style-name="Standard" style:next-style-name="Definition_20_Term">
      <style:paragraph-properties fo:margin-left="0.635cm" fo:margin-right="0cm" fo:text-indent="0cm" style:auto-text-indent="false"/>
    </style:style>
    <style:style style:name="H1" style:family="paragraph" style:parent-style-name="Standard" style:nex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nex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nex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nex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nex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next-style-name="Standard">
      <style:text-properties fo:font-style="italic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swiss" fo:font-size="10pt" style:font-size-asian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swiss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swiss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umbering_20_Symbols" style:display-name="Numbering Symbols" style:family="text"/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swiss" fo:font-size="10pt" style:font-size-asian="10pt"/>
    </style:style>
    <style:style style:name="Keyboard" style:family="text">
      <style:text-properties style:font-name="Courier New" fo:font-family="'Courier New'" style:font-family-generic="swiss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swiss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swiss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G</meta:initial-creator>
    <meta:creation-date>2022-10-21T12:43:00.329000000</meta:creation-date>
    <dc:date>2022-11-07T16:05:24.693000000</dc:date>
    <dc:creator>E G</dc:creator>
    <meta:editing-duration>PT2H3M21S</meta:editing-duration>
    <meta:editing-cycles>26</meta:editing-cycles>
    <meta:generator>LibreOffice/7.3.4.2$Windows_X86_64 LibreOffice_project/728fec16bd5f605073805c3c9e7c4212a0120dc5</meta:generator>
    <meta:printed-by>E G</meta:printed-by>
    <meta:print-date>2022-11-07T16:05:32.912000000</meta:print-date>
    <meta:document-statistic meta:table-count="0" meta:image-count="0" meta:object-count="0" meta:page-count="1" meta:paragraph-count="45" meta:word-count="119" meta:character-count="682" meta:non-whitespace-character-count="606"/>
    <meta:user-defined meta:name="DocumentEncoding">utf-8</meta:user-defined>
    <meta:user-defined meta:name="HTML" meta:value-type="boolean">true</meta:user-defined>
  </office:meta>
</office:document-meta>
</file>